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te rendu des activitées</text:p>
      <text:p text:style-name="P1"/>
      <text:p text:style-name="P1"/>
      <text:p text:style-name="P4">Lundi 06/01</text:p>
      <text:p text:style-name="P1"/>
      <text:p text:style-name="P3">Arrivé dans l'entreprise, présentation des locaux et installation du matériels présentation globale et non précise du travail a faire de la part du maitre de stage a cause de la présence d'acteurs important de leurs racheteurs .Beaucoup de depannage informatique effectué , quelque feuilles excel faites ainsi qu'un début de maquettes du logiciel demandé .</text:p>
      <text:p text:style-name="P3"/>
      <text:p text:style-name="P3">Prise d'information sur comment le personnel des cuisines prennaient leurs commandes afin de mieux apréhender la logique que va devoir prendre le logiciel .</text:p>
      <text:p text:style-name="P3"/>
      <text:p text:style-name="P4">Mardi 07/01</text:p>
      <text:p text:style-name="P4"/>
      <text:p text:style-name="P5">Aujourd'hui j'ai encore cherché a mieu analyser les besoins de l'entreprise , quelques depannage ainsi qu'une partie des maquettes de l'applicatif .</text:p>
      <text:p text:style-name="P1"/>
      <text:p text:style-name="P4">Mercredi 08/01</text:p>
      <text:p text:style-name="P1"/>
      <text:p text:style-name="P3">J'ai pris de l'avance sur le projet en terminant les maquettes ( durée du projet – 1 jour) et j'ai donc commencé brievement l'étape suivance : le dictionnaire données et le graphique des dépendances fonctionelles</text:p>
      <text:p text:style-name="P3"/>
      <text:p text:style-name="P4">Jeudi 09/01</text:p>
      <text:p text:style-name="P1"/>
      <text:p text:style-name="P3">Aujourd'hui panne general d'internet/telephones nécissitant plusieurs dépannage <text:s/>( déplacement <text:s/>dans toute la clinique+ intervention auprès des intervenant de coallia répétés ).</text:p>
      <text:p text:style-name="P3">Hormis ça j'ai réalisé le graphique des dependances fonctionelle et rédigé les regles de gestion du futur programme . Suite a un check de mes horaires de la part du tuteur de stage on m'as refait le planning me laissant 1 jour de plus de congé par sema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6T17:16:11</meta:creation-date>
    <meta:generator>LibreOffice/3.5$Linux_x86 LibreOffice_project/350m1$Build-2</meta:generator>
    <dc:date>2014-01-13T11:50:07</dc:date>
    <meta:editing-duration>PT3M16S</meta:editing-duration>
    <meta:editing-cycles>7</meta:editing-cycles>
    <meta:document-statistic meta:table-count="0" meta:image-count="0" meta:object-count="0" meta:page-count="1" meta:paragraph-count="11" meta:word-count="217" meta:character-count="1379" meta:non-whitespace-character-count="1171"/>
  </office:meta>
</office:document-meta>
</file>